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1021"/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A2]*[.B2]*[.C2]" office:value-type="float" office:value="839664" calcext:value-type="float">
            <text:p>839664</text:p>
          </table:table-cell>
          <table:table-cell table:formula="of:=[.F2]*512" office:value-type="float" office:value="429907968" calcext:value-type="float">
            <text:p>4299079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A</text:p>
          </table:table-cell>
          <table:table-cell office:value-type="float" office:value="1202" calcext:value-type="float">
            <text:p>120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Temp</text:p>
          </table:table-cell>
          <table:table-cell table:formula="of:=MOD([.B4];[.B2]*[.C2])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table:formula="of:=MOD([.B6];[.C2])+1" office:value-type="float" office:value="6" calcext:value-type="float">
            <text:p>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d</text:p>
          </table:table-cell>
          <table:table-cell table:formula="of:=TRUNC([.B6]/[.C2];0)"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yl</text:p>
          </table:table-cell>
          <table:table-cell table:formula="of:=TRUNC( [.B4]/([.B2]*[.C2]);0)" office:value-type="float" office:value="19" calcext:value-type="float">
            <text:p>19</text:p>
          </table:table-cell>
          <table:table-cell/>
          <table:table-cell table:formula="of:=(([.B9]*[.B2]+[.B8])*[.C2])+[.B7]-1" office:value-type="float" office:value="1202" calcext:value-type="float">
            <text:p>120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3:18:24.985694624</meta:creation-date>
    <dc:date>2014-08-27T01:19:31.842857323</dc:date>
    <meta:editing-duration>PT30M25S</meta:editing-duration>
    <meta:editing-cycles>1</meta:editing-cycles>
    <meta:document-statistic meta:table-count="1" meta:cell-count="19" meta:object-count="0"/>
    <meta:generator>LibreOffice/4.1.1.2$Linux_X86_64 LibreOffice_project/410m0$Build-2</meta:generator>
  </office:meta>
</office:document-meta>
</file>